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6000002EE2B3AEBC3C9C8D8B4.png" manifest:media-type="image/png"/>
  <manifest:file-entry manifest:full-path="Pictures/1000020100000196000002EEEC226D175769CE94.png" manifest:media-type="image/png"/>
  <manifest:file-entry manifest:full-path="Pictures/100002010000096000000774FC8E2B87270921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gradient" draw:fill-gradient-name="rouge" draw:textarea-horizontal-align="justify" draw:textarea-vertical-align="middle" draw:auto-grow-height="false" fo:min-height="0.53cm" fo:min-width="10.09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style:text-outline="false" style:font-name="Bitstream Vera Sans" fo:text-shadow="none"/>
    </style:style>
    <style:style style:name="P3" style:family="paragraph">
      <loext:graphic-properties draw:fill="gradient" draw:fill-gradient-name="rouge"/>
      <style:paragraph-properties fo:text-align="center"/>
      <style:text-properties fo:color="#000000" style:text-outline="false" style:font-name="Bitstream Vera Sans" fo:font-size="18pt" fo:text-shadow="none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color="#000000" style:text-outline="false" style:font-name="Bitstream Vera Sans" fo:text-shadow="none"/>
    </style:style>
    <style:style style:name="T2" style:family="text">
      <style:text-properties fo:color="#000000" style:text-outline="false" style:font-name="Bitstream Vera Sans" fo:font-size="18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2cm" svg:height="5.479cm" svg:x="1.008cm" svg:y="1.021cm">
          <draw:image xlink:href="Pictures/100002010000096000000774FC8E2B8727092193.png" xlink:type="simple" xlink:show="embed" xlink:actuate="onLoad">
            <text:p/>
          </draw:image>
        </draw:frame>
        <draw:custom-shape draw:style-name="gr2" draw:text-style-name="P3" draw:layer="layout" svg:width="11.5cm" svg:height="1.6cm" svg:x="9.3cm" svg:y="3.4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http://myphone/start/org.mozilla.firefox</text:span></text:p>
          <draw:enhanced-geometry svg:viewBox="0 0 21600 21600" draw:text-areas="0 ?f0 ?f5 ?f2" draw:type="right-arrow" draw:modifiers="18121.1677528792 5531.54278575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92cm" svg:height="5.479cm" svg:x="1.008cm" svg:y="9.221cm">
          <draw:image xlink:href="Pictures/100002010000096000000774FC8E2B8727092193.png" xlink:type="simple" xlink:show="embed" xlink:actuate="onLoad">
            <text:p/>
          </draw:image>
        </draw:frame>
        <draw:frame draw:style-name="gr3" draw:text-style-name="P4" draw:layer="layout" svg:width="2.704cm" svg:height="4.996cm" svg:x="22.3cm" svg:y="9.604cm">
          <draw:image xlink:href="Pictures/1000020100000196000002EEEC226D175769CE94.png" xlink:type="simple" xlink:show="embed" xlink:actuate="onLoad">
            <text:p/>
          </draw:image>
        </draw:frame>
        <draw:frame draw:style-name="gr3" draw:text-style-name="P4" draw:layer="layout" svg:width="2.719cm" svg:height="5.024cm" svg:x="22.3cm" svg:y="1.976cm">
          <draw:image xlink:href="Pictures/1000020100000196000002EE2B3AEBC3C9C8D8B4.png" xlink:type="simple" xlink:show="embed" xlink:actuate="onLoad">
            <text:p/>
          </draw:image>
        </draw:frame>
        <draw:custom-shape draw:style-name="gr2" draw:text-style-name="P3" draw:layer="layout" svg:width="11.5cm" svg:height="1.6cm" svg:x="9.348cm" svg:y="11.51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http://myphone/stop/org.mozilla.firefox</text:span></text:p>
          <draw:enhanced-geometry svg:viewBox="0 0 21600 21600" draw:text-areas="0 ?f0 ?f5 ?f2" draw:type="right-arrow" draw:modifiers="18121.1677528792 5531.54278575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gradient draw:name="rouge" draw:style="linear" draw:start-color="#ff0000" draw:end-color="#80000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s </meta:initial-creator>
    <meta:creation-date>2016-11-01T10:55:36.692283867</meta:creation-date>
    <dc:date>2016-11-13T20:19:45.455148425</dc:date>
    <dc:creator>Regis </dc:creator>
    <meta:editing-duration>PT27M11S</meta:editing-duration>
    <meta:editing-cycles>9</meta:editing-cycles>
    <meta:generator>LibreOffice/5.2.3.1$Linux_X86_64 LibreOffice_project/20m0$Build-1</meta:generator>
    <meta:document-statistic meta:object-count="6"/>
  </office:meta>
</office:document-meta>
</file>